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orphans="0" fo:widows="0" style:text-autospace="non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font-size-complex="14pt"/>
    </style:style>
    <style:style style:name="T8" style:family="text">
      <style:text-properties fo:letter-spacing="-0.002cm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ПРОТОКОЛ № 3</text:span></text:p>
      <text:p text:style-name="P1"><text:span text:style-name="T4">заседания диссертационного совета ПДС 0200.005 </text:span></text:p>
      <text:p text:style-name="P4"/>
      <text:p text:style-name="P8"><text:span text:style-name="T4">24 июня 2025 г.</text:span></text:p>
      <text:p text:style-name="P5"/>
      <text:p text:style-name="P1"><text:span text:style-name="T5">ПРИСУТСТВОВАЛИ:</text:span><text:span text:style-name="T2"> </text:span><text:span text:style-name="T4">10 из 15 <text:s/>членов диссертационного совета: </text:span></text:p>
      <text:p text:style-name="P1"><text:span text:style-name="T4">д.ф.-м.н. Россовский Л.Е., д.ф.-м.н. Савин А.Ю., д.ф.-м.н. Бесов О.В., д.ф.-м.н. Брайчев Г.Г., д.ф.-м.н. Буренков В.И., д.ф.-м.н. Галахов Е.И., д.ф.-м.н. Савчин В.М., д.ф.-м.н. Сакбаев В.Ж., д.ф.-м.н. Фаминский А.В., <text:s/>д.ф.-м.н. Шерстюков В.Б.</text:span></text:p>
      <text:p text:style-name="Standard"><text:span text:style-name="T4">официальные оппоненты: Бесов О.В., Дьяченко М.И.</text:span></text:p>
      <text:p text:style-name="Standard"><text:span text:style-name="T4">научный руководитель: Буренков В.И.</text:span></text:p>
      <text:p text:style-name="P6"/>
      <text:p text:style-name="Standard"><text:span text:style-name="T4">ПРЕДСЕДАТЕЛЬСТВУЮЩИЙ: Россовский Л.Е. – заместитель председателя диссертационного совета</text:span></text:p>
      <text:p text:style-name="Standard"><text:span text:style-name="T4">СЕКРЕТАРЬ: Савин А.Ю. - ученый секретарь диссертационного совета</text:span></text:p>
      <text:p text:style-name="P3"/>
      <text:p text:style-name="P11"><text:span text:style-name="T7">ПОВЕСТКА ДНЯ: защита диссертации Джосефа Дарила Джеймса </text:span><text:span text:style-name="T8">«Теоремы вложения и теоремы о следах для пространств Никольского-Бесова-Морри</text:span><text:span text:style-name="T7">», представленной на соискание ученой степени кандидата физико-математических наук по специальности 1.1.1.</text:span></text:p>
      <text:p text:style-name="P11"><text:span text:style-name="T7">СЛУШАЛИ: </text:span></text:p>
      <text:p text:style-name="P11"><text:span text:style-name="T7">- председательствующего с информацией о кворуме и повестке дня заседания;</text:span></text:p>
      <text:p text:style-name="P11"><text:span text:style-name="T8">- ученого секретаря диссертационного совета с информацией о документах аттестационного дела соискателя; зачитывались отзывы, поступившие в диссертационный совет;</text:span></text:p>
      <text:p text:style-name="P11"><text:span text:style-name="T7">- доклад соискателя ученой степени об основных положениях диссертации.</text:span></text:p>
      <text:p text:style-name="P12">ВЫСТУПАЛИ:</text:p>
      <text:p text:style-name="Standard"><text:span text:style-name="T4">- научный руководитель;</text:span></text:p>
      <text:p text:style-name="Standard"><text:span text:style-name="T4">- официальные оппоненты по диссертации;</text:span></text:p>
      <text:p text:style-name="Standard"><text:span text:style-name="T4">- члены диссертационного совета (в рамках научной дискуссии) <text:s/></text:span></text:p>
      <text:p text:style-name="P12">- председатель счетной комиссии</text:p>
      <text:p text:style-name="P1"><text:span text:style-name="T4">ПОСТАНОВИЛИ:</text:span><text:span text:style-name="T1"> </text:span></text:p>
      <text:p text:style-name="P1"><text:span text:style-name="T1">- </text:span><text:span text:style-name="T4">утвердить протокол счетной комиссии;</text:span></text:p>
      <text:p text:style-name="P1"><text:soft-page-break/><text:span text:style-name="T4">- присудить Джосефу Дарелу Джеймсу ученую степень кандидата физико-математических наук.</text:span></text:p>
      <text:p text:style-name="P10"/>
      <text:p text:style-name="P7"/>
      <text:p text:style-name="P2"><text:span text:style-name="T4">Председательствующий <text:s text:c="51"/>Россовский Л.Е.</text:span></text:p>
      <text:p text:style-name="P7"/>
      <text:p text:style-name="P2"><text:span text:style-name="T4">Ученый секретарь</text:span></text:p>
      <text:p text:style-name="P2"><text:span text:style-name="T4">диссертационного совета <text:s text:c="50"/>Савин А.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4pt" style:font-size-asian="14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3.175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ПИСКА</dc:title>
    <dc:subject/>
    <meta:keyword/>
    <meta:initial-creator>104</meta:initial-creator>
    <meta:creation-date>2019-02-13T13:36:00</meta:creation-date>
    <dc:creator>Anton Savin</dc:creator>
    <dc:date>2025-06-23T21:36:00</dc:date>
    <meta:print-date>2014-12-08T10:29:00</meta:print-date>
    <meta:editing-cycles>20</meta:editing-cycles>
    <meta:editing-duration>PT27M</meta:editing-duration>
    <meta:document-statistic meta:table-count="0" meta:image-count="0" meta:object-count="0" meta:page-count="2" meta:paragraph-count="25" meta:word-count="185" meta:character-count="1651" meta:non-whitespace-character-count="1381"/>
    <meta:generator>LibreOffice/6.0.7.3$Linux_X86_64 LibreOffice_project/dc89aa7a9eabfd848af146d5086077aeed2ae4a5</meta:generator>
  </office:meta>
</office:document-meta>
</file>